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0066cc"/>
    </style:style>
    <style:style style:name="P2" style:family="paragraph" style:parent-style-name="Text_20_body">
      <style:text-properties fo:color="#0066cc" style:font-name="Courier New"/>
    </style:style>
    <style:style style:name="P3" style:family="paragraph" style:parent-style-name="Text_20_body">
      <style:text-properties style:font-name="Courier New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Heading_20_2">
      <style:text-properties fo:color="#0066cc" style:font-name="Courier New"/>
    </style:style>
    <style:style style:name="P6" style:family="paragraph" style:parent-style-name="Heading_20_2">
      <style:text-properties style:font-name="Courier New"/>
    </style:style>
    <style:style style:name="P7" style:family="paragraph" style:parent-style-name="Heading_20_1">
      <style:text-properties style:font-name="Courier New"/>
    </style:style>
    <style:style style:name="P8" style:family="paragraph" style:parent-style-name="Heading_20_1" style:master-page-name="First_20_Page">
      <style:paragraph-properties style:page-number="auto"/>
      <style:text-properties style:font-name="Courier New"/>
    </style:style>
    <style:style style:name="P9" style:family="paragraph" style:parent-style-name="Text_20_body" style:list-style-name="L1">
      <style:text-properties style:font-name="Courier New"/>
    </style:style>
    <style:style style:name="P10" style:family="paragraph" style:parent-style-name="Text_20_body" style:list-style-name="L2">
      <style:text-properties style:font-name="Courier New"/>
    </style:style>
    <style:style style:name="P11" style:family="paragraph" style:parent-style-name="Text_20_body" style:list-style-name="L3">
      <style:text-properties style:font-name="Courier New"/>
    </style:style>
    <style:style style:name="P12" style:family="paragraph" style:parent-style-name="Text_20_body" style:list-style-name="L4">
      <style:text-properties style:font-name="Courier New"/>
    </style:style>
    <style:style style:name="P13" style:family="paragraph" style:parent-style-name="Text_20_body" style:list-style-name="L5">
      <style:text-properties style:font-name="Courier New"/>
    </style:style>
    <style:style style:name="P14" style:family="paragraph" style:parent-style-name="Text_20_body" style:list-style-name="L6">
      <style:text-properties style:font-name="Courier New"/>
    </style:style>
    <style:style style:name="P15" style:family="paragraph" style:parent-style-name="Text_20_body" style:list-style-name="L7">
      <style:text-properties style:font-name="Courier New"/>
    </style:style>
    <style:style style:name="P16" style:family="paragraph" style:parent-style-name="Text_20_body" style:list-style-name="L8">
      <style:text-properties style:font-name="Courier New"/>
    </style:style>
    <style:style style:name="P17" style:family="paragraph" style:parent-style-name="Text_20_body">
      <style:text-properties fo:color="#0066cc" style:font-name="Courier New"/>
    </style:style>
    <style:style style:name="P18" style:family="paragraph" style:parent-style-name="Text_20_body" style:list-style-name="L1">
      <style:text-properties fo:color="#0066cc" style:font-name="Courier New"/>
    </style:style>
    <style:style style:name="T1" style:family="text">
      <style:text-properties fo:color="#0066cc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uncionalidades Rupu APP</text:h>
      <text:p text:style-name="P3"/>
      <text:p text:style-name="Text_20_body"><text:span text:style-name="T3">Objetivo</text:span><text:span text:style-name="T2">:Desplegar las funcionalidades deseadas de la aplicación, lo <text:s/>real es un subconjunto de esto,por tiempo</text:span></text:p>
      <text:p text:style-name="Text_20_body"><text:span text:style-name="T3">Autor</text:span><text:span text:style-name="T2">:Programadores Ancestrales</text:span></text:p>
      <text:p text:style-name="P3">Fecha:1/2/2019</text:p>
      <text:p text:style-name="P3"/>
      <text:p text:style-name="P3">Se distinguen cuatro usuarios i) El cliente , la mayorìa de los que usan la aplicación ii) El digitador que llena los datos <text:s/>iii) el gerente que extrae los reportes iv)El <text:s/>vendededor</text:p>
      <text:p text:style-name="P3"/>
      <text:h text:style-name="P5" text:outline-level="2">1 Pantalla de presentación</text:h>
      <text:p text:style-name="P3"><text:tab/>Se listan los paquetes de Rupu. Es una lista vertical de fotografías con texto y precio encima.El exto puede estar en inglés o castellano dependiendo de las <text:s/>preferencias del <text:s/>usuario</text:p>
      <text:p text:style-name="P3"><text:s text:c="5"/>Desde cada fotografía se puede entrar a un carrusel horizontal de más fotos con descripciones, esta pantalla se llama carrusel de paquetes</text:p>
      <text:p text:style-name="P3">Funcionalidades:</text:p>
      <text:list xml:id="list5237183585817518933" text:style-name="L1">
        <text:list-item>
          <text:p text:style-name="P9">I<text:span text:style-name="T1">ngreso al carrusel de paquetes(2)</text:span></text:p>
        </text:list-item>
        <text:list-item>
          <text:p text:style-name="P18">Despliegue del calendario de viajes , para seleccionar <text:s/>carro de compra(3)</text:p>
        </text:list-item>
        <text:list-item>
          <text:p text:style-name="P18">Identificación de usuario(4)</text:p>
        </text:list-item>
        <text:list-item>
          <text:p text:style-name="P18">Calificaciones(5)</text:p>
        </text:list-item>
        <text:list-item>
          <text:p text:style-name="P18">Ver los monumentos(código QR) <text:s/>(6)</text:p>
        </text:list-item>
        <text:list-item>
          <text:p text:style-name="P18">Contactar (7)</text:p>
        </text:list-item>
        <text:list-item>
          <text:p text:style-name="P18">Sobre la app (8)</text:p>
        </text:list-item>
        <text:list-item>
          <text:p text:style-name="P18">Ver precio en dólares y euros (9)</text:p>
        </text:list-item>
        <text:list-item>
          <text:p text:style-name="P9">Es posible filtrar los paquetes ya tomados</text:p>
        </text:list-item>
        <text:list-item>
          <text:p text:style-name="P9">Se muestran de otro color los paquetes tomados</text:p>
        </text:list-item>
        <text:list-item>
          <text:p text:style-name="P18">Nomina de restaurantes y hoteles bacanes(10)</text:p>
        </text:list-item>
        <text:list-item>
          <text:p text:style-name="P9">marcar como preferido</text:p>
        </text:list-item>
        <text:list-item>
          <text:p text:style-name="P9">dumy <text:span text:style-name="T1">(11)</text:span></text:p>
        </text:list-item>
        <text:list-item>
          <text:p text:style-name="P18">Contactenos (12)</text:p>
        </text:list-item>
        <text:list-item>
          <text:p text:style-name="P18">Enviar fotos (13)</text:p>
        </text:list-item>
        <text:list-item>
          <text:p text:style-name="P18"><text:soft-page-break/>Cancelación de la diferencia (14)</text:p>
        </text:list-item>
        <text:list-item>
          <text:p text:style-name="P18">Reporte :paquetes vendidos (15)</text:p>
        </text:list-item>
        <text:list-item>
          <text:p text:style-name="P18">Reporte: restaurantes y hoteles bacanes (16)</text:p>
        </text:list-item>
        <text:list-item>
          <text:p text:style-name="P18">Tomados (17)</text:p>
        </text:list-item>
        <text:list-item>
          <text:p text:style-name="P18">Compra de paquetes por tercero (18)</text:p>
        </text:list-item>
        <text:list-item>
          <text:p text:style-name="P18">Modificación de usuarios(19)</text:p>
        </text:list-item>
      </text:list>
      <text:h text:style-name="P5" text:outline-level="2">2 Carrusel de paquetes</text:h>
      <text:p text:style-name="P3">Se despliegan fotos y con descripciones encima del sitio</text:p>
      <text:p text:style-name="P3">Funcionalidades:</text:p>
      <text:list xml:id="list1093347409" text:continue-numbering="true" text:style-name="L1">
        <text:list-item>
          <text:p text:style-name="P9">Tomar fecha , para seleccionar <text:s/>carro de compra (3)</text:p>
        </text:list-item>
        <text:list-item>
          <text:p text:style-name="P9">Revisar carro de compras 2.2</text:p>
        </text:list-item>
        <text:list-item>
          <text:p text:style-name="P9">Sacar fotos 2.3</text:p>
        </text:list-item>
      </text:list>
      <text:p text:style-name="P3"/>
      <text:p text:style-name="P2">2.1 Dummy</text:p>
      <text:p text:style-name="P3"/>
      <text:h text:style-name="P6" text:outline-level="2">3 Despliegue del calendario de viajes , para seleccionar <text:s/>carro de compra</text:h>
      <text:p text:style-name="Text_20_body"><text:span text:style-name="T2">Los paquetes se seleccionan para cualquier fecha y tienen hora fija</text:span></text:p>
      <text:p text:style-name="P3">Funcionalidades</text:p>
      <text:list xml:id="list5284611201884082828" text:style-name="L2">
        <text:list-item>
          <text:p text:style-name="P10">Agregar carro de compras</text:p>
        </text:list-item>
        <text:list-item>
          <text:p text:style-name="P10">Abonar 50% <text:s/>o <text:s/>más del o los paquetes</text:p>
        </text:list-item>
        <text:list-item>
          <text:p text:style-name="P10"/>
        </text:list-item>
      </text:list>
      <text:p text:style-name="P3"/>
      <text:h text:style-name="P6" text:outline-level="2">4 Identificación de usuario</text:h>
      <text:p text:style-name="P3">Accesso a través de google </text:p>
      <text:p text:style-name="P3">Funcionalidad:</text:p>
      <text:list xml:id="list4313897450580814764" text:style-name="L3">
        <text:list-item>
          <text:p text:style-name="P11">Se manda un correo y un mensaje de texto para verificar usuario.</text:p>
        </text:list-item>
        <text:list-item>
          <text:p text:style-name="P11">Cambio de correo y de clave.</text:p>
        </text:list-item>
        <text:list-item>
          <text:p text:style-name="P11">Assignaciòn de <text:s/>clave</text:p>
        </text:list-item>
        <text:list-item>
          <text:p text:style-name="P11">Cada usuario tiene una <text:s/>preferencia idiomática</text:p>
        </text:list-item>
      </text:list>
      <text:p text:style-name="P3">fuente:google</text:p>
      <text:p text:style-name="P2">5 Calificaciones</text:p>
      <text:p text:style-name="P3">Listado de comentarios por usuario con estrellitas <text:s/>de aprobación</text:p>
      <text:p text:style-name="P3">Funcionalidades:</text:p>
      <text:list xml:id="list1991790042709554810" text:style-name="L4">
        <text:list-item>
          <text:p text:style-name="P12"><text:soft-page-break/>Agregar una calificación y estrellitas, tanto si abona o no (5.1)</text:p>
        </text:list-item>
      </text:list>
      <text:p text:style-name="P3"/>
      <text:p text:style-name="P3"/>
      <text:p text:style-name="P2">6 Ver los monumentos(código QR) <text:s/></text:p>
      <text:p text:style-name="P3">Despliegue de monumentos con una foto y su nombre </text:p>
      <text:p text:style-name="P3">Funcionalidades:</text:p>
      <text:list xml:id="list9215858424223961983" text:style-name="L5">
        <text:list-item>
          <text:p text:style-name="P13">Código QR para ver más información(6.1)</text:p>
        </text:list-item>
        <text:list-item>
          <text:p text:style-name="P13">Ver conjunto de paquetes asociados (6.2) como un</text:p>
        </text:list-item>
        <text:list-item>
          <text:p text:style-name="P13">mis fotos</text:p>
        </text:list-item>
      </text:list>
      <text:p text:style-name="P2">7 Contactar </text:p>
      <text:p text:style-name="P3">Como llamar y <text:s/>envìo de correo a RUPU</text:p>
      <text:p text:style-name="P3"/>
      <text:p text:style-name="P2">8 Sobre la app </text:p>
      <text:p text:style-name="P3">información de la app y <text:s/>de programadores ancestrales</text:p>
      <text:p text:style-name="P3"/>
      <text:p text:style-name="P2">9 Ver precio en dólares y euros </text:p>
      <text:p text:style-name="P3">Valor del dólar y del euro para una fecha dada, por defecto hoy.Hay valores solamente para los días habiles , se repetiran los del último <text:s/>día <text:s/>habil</text:p>
      <text:p text:style-name="P3">Fuente:http://mindicador.cl/</text:p>
      <text:p text:style-name="P2"/>
      <text:p text:style-name="P2">10 Nomina de restaurantes y hoteles bacanes</text:p>
      <text:p text:style-name="P3">Listado de un tipo(hotel, restaurante etc) fotografía y descripción.Los avisos tienen un periodo de publicaciòn, x</text:p>
      <text:p text:style-name="P3">Funcionalidad</text:p>
      <text:list xml:id="list3008887001638781509" text:style-name="L6">
        <text:list-item>
          <text:p text:style-name="P14">Opiniones y estrellas (5.1)</text:p>
        </text:list-item>
        <text:list-item>
          <text:p text:style-name="P14">Salto a un link <text:s/>de la página</text:p>
        </text:list-item>
        <text:list-item>
          <text:p text:style-name="P14">Filtro por periodo de vigencia</text:p>
        </text:list-item>
        <text:list-item>
          <text:p text:style-name="P14">filtro por tipos</text:p>
        </text:list-item>
        <text:list-item>
          <text:p text:style-name="P14">Mis fotos</text:p>
        </text:list-item>
      </text:list>
      <text:p text:style-name="P3"/>
      <text:p text:style-name="P2">11 <text:s/>dummy</text:p>
      <text:p text:style-name="P3"/>
      <text:p text:style-name="P2">12 Contactenos </text:p>
      <text:p text:style-name="P3"><text:soft-page-break/>llamar y contactarse con rupu descripciòn de rupu</text:p>
      <text:p text:style-name="P3"/>
      <text:h text:style-name="P6" text:outline-level="2">13 Enviar fotos </text:h>
      <text:p text:style-name="P3">Las fotos tomadas se pueden borrar o enviar, estan en el celular del cliente</text:p>
      <text:p text:style-name="P3"/>
      <text:p text:style-name="P3"/>
      <text:p text:style-name="P2">14 Cancelación de la diferencia</text:p>
      <text:p text:style-name="Text_20_body">Do un paquete se ingresan los montos faltantes y los pasajeros nuevos</text:p>
      <text:p text:style-name="P2"/>
      <text:p text:style-name="P2">15 Reporte :paquetes vendidos</text:p>
      <text:p text:style-name="Text_20_body">Esta es una planilla csv (tipo excel) que se envìa por correo al gerente</text:p>
      <text:p text:style-name="Text_20_body">Contiene fecha , paquete,cliente,monto abonado,diferencia </text:p>
      <text:p text:style-name="Text_20_body"/>
      <text:p text:style-name="Text_20_body"/>
      <text:p text:style-name="P1">16 Reporte :Restaurantes y hoteles bacanes</text:p>
      <text:p text:style-name="P1">Esta es una planilla csv (tipo excel) que se envìa por correo al gerente</text:p>
      <text:p text:style-name="Text_20_body">nombre de la empresa, periodo , monto recaudado</text:p>
      <text:p text:style-name="P1">17 Tomados</text:p>
      <text:p text:style-name="Text_20_body">Muestra los paquetes tomados <text:s/>/reservados por el cliente</text:p>
      <text:p text:style-name="P2">18 Compra de paquetes por tercero </text:p>
      <text:p text:style-name="Text_20_body">Compra del tipo del tablet</text:p>
      <text:p text:style-name="P2">19 Modificación de usuarios</text:p>
      <text:p text:style-name="Text_20_body">El gerente en función <text:s/>del correo cambia el tipo del usuario</text:p>
      <text:p text:style-name="P4"/>
      <text:h text:style-name="P7" text:outline-level="1">Administración</text:h>
      <text:p text:style-name="P3"/>
      <text:list xml:id="list6551253917709429442" text:style-name="L7">
        <text:list-item>
          <text:p text:style-name="P15">Ingreso de fotos y descripciones para ser mostradas en el carrusel, con asignación de calendarios y valor <text:s/>en ambos idiomas (101)</text:p>
        </text:list-item>
        <text:list-item>
          <text:p text:style-name="P15">Dummy (102)</text:p>
        </text:list-item>
        <text:list-item>
          <text:p text:style-name="P15">Ingreso de hoteles y restaurantes y el valor del aviso en ambos idiomas (103)</text:p>
        </text:list-item>
        <text:list-item>
          <text:p text:style-name="P15">Listado de tipos (104)</text:p>
        </text:list-item>
        <text:list-item>
          <text:p text:style-name="P15">Ingresar descripción de Rupu fono y correo(105)</text:p>
        </text:list-item>
        <text:list-item>
          <text:p text:style-name="P15">Reporte de calificaciones (106)</text:p>
          <text:p text:style-name="P15"/>
          <text:p text:style-name="P15"/>
        </text:list-item>
      </text:list>
      <text:h text:style-name="P6" text:outline-level="2">Parámetros</text:h>
      <text:list xml:id="list7655118832998173365" text:style-name="L8">
        <text:list-item>
          <text:p text:style-name="P16">Porcentaje mínimo de abono</text:p>
        </text:list-item>
        <text:list-item>
          <text:p text:style-name="P16">Tope de los tour (11 personas) </text:p>
        </text:list-item>
        <text:list-item>
          <text:p text:style-name="P16">A quien se avisa cuando se sobrepasa el tope del tour </text:p>
        </text:list-item>
        <text:list-item>
          <text:p text:style-name="P16">Idioma de preferencia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1-31T21:38:31</meta:creation-date>
    <dc:date>2019-02-01T22:36:59</dc:date>
    <dc:creator>Máximo Meza</dc:creator>
    <meta:editing-duration>PT14H19M8S</meta:editing-duration>
    <meta:editing-cycles>25</meta:editing-cycles>
    <meta:generator>OpenOffice/4.1.6$Unix OpenOffice.org_project/416m1$Build-9790</meta:generator>
    <meta:document-statistic meta:table-count="0" meta:image-count="0" meta:object-count="0" meta:page-count="5" meta:paragraph-count="106" meta:word-count="728" meta:character-count="4295"/>
  </office:meta>
</office:document-meta>
</file>